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9cm" fo:margin-left="0.079cm" table:align="left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13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Heading_20_1" style:master-page-name="MP0">
      <style:paragraph-properties style:page-number="auto" fo:break-before="page"/>
    </style:style>
    <style:style style:name="P5" style:family="paragraph" style:parent-style-name="Text_20_body" style:list-style-name="L1"/>
    <style:style style:name="T1" style:family="text">
      <style:text-properties style:font-name="TimesNewRomanPSMT" style:letter-kerning="false" style:font-name-complex="TimesNewRomanPSMT"/>
    </style:style>
    <style:style style:name="T2" style:family="text">
      <style:text-properties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background-color="#ffff00" style:font-name-complex="Times New Roman"/>
    </style:style>
    <style:style style:name="T6" style:family="text">
      <style:text-properties fo:background-color="transparent" style:font-name-complex="Times New Roman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prefix=" " style:num-suffix="." style:num-format="1">
        <style:list-level-properties/>
      </text:list-level-style-number>
      <text:list-level-style-number text:level="2" style:num-prefix=" " style:num-suffix="." style:num-format="1" text:display-levels="2">
        <style:list-level-properties/>
      </text:list-level-style-number>
      <text:list-level-style-number text:level="3" style:num-prefix=" " style:num-suffix=")" style:num-format="a" style:num-letter-sync="true">
        <style:list-level-properties/>
      </text:list-level-style-number>
      <text:list-level-style-bullet text:level="4" text:style-name="WW_5f_CharLFO2LVL4" text:bullet-char="•">
        <style:list-level-properties/>
        <style:text-properties style:font-name="StarSymbol"/>
      </text:list-level-style-bullet>
      <text:list-level-style-bullet text:level="5" text:style-name="WW_5f_CharLFO2LVL5" text:bullet-char="•">
        <style:list-level-properties/>
        <style:text-properties style:font-name="StarSymbol"/>
      </text:list-level-style-bullet>
      <text:list-level-style-bullet text:level="6" text:style-name="WW_5f_CharLFO2LVL6" text:bullet-char="•">
        <style:list-level-properties/>
        <style:text-properties style:font-name="StarSymbol"/>
      </text:list-level-style-bullet>
      <text:list-level-style-bullet text:level="7" text:style-name="WW_5f_CharLFO2LVL7" text:bullet-char="•">
        <style:list-level-properties/>
        <style:text-properties style:font-name="StarSymbol"/>
      </text:list-level-style-bullet>
      <text:list-level-style-bullet text:level="8" text:style-name="WW_5f_CharLFO2LVL8" text:bullet-char="•">
        <style:list-level-properties/>
        <style:text-properties style:font-name="StarSymbol"/>
      </text:list-level-style-bullet>
      <text:list-level-style-bullet text:level="9" text:style-name="WW_5f_CharLFO2LVL9" text:bullet-char="•">
        <style:list-level-properties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Fonte_20_parág._20_padrão"><text:span text:style-name="T1"><text:file-name text:display="name">UC02.02.01 - Manter Eventos de Período Letivo</text:file-name></text:span></text:span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2" office:value-type="string">
            <text:p text:style-name="Table_20_Contents">03/03/2010</text:p>
          </table:table-cell>
          <table:table-cell table:style-name="Tabela1.A2" office:value-type="string">
            <text:p text:style-name="Table_20_Contents">Dyego Silva Pinto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4" office:value-type="date" office:date-value="2010-11-08">
            <text:p text:style-name="Table_20_Contents">08/11/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erificação e ajustes de usabilidade</text:p>
          </table:table-cell>
        </table:table-row>
      </table:table>
      <text:h text:style-name="Heading_20_3" text:outline-level="3">Pré-condições</text:h>
      <text:list xml:id="list39522840" text:style-name="L1">
        <text:list-item>
          <text:p text:style-name="P5">O Coordenador seleciona a opção 'Eventos Administrativos' no caso de uso base <text:s/>'Manter Período Letivo' de um determinado período letivo de um curso.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39516915" text:style-name="L2">
        <text:list-item>
          <text:p text:style-name="P1"><text:span text:style-name="Fonte_20_parág._20_padrão"><text:span text:style-name="T2">Sistema exibe a </text:span></text:span><text:span text:style-name="Fonte_20_parág._20_padrão"><text:span text:style-name="T6">sigla e nome do curso</text:span></text:span><text:span text:style-name="Fonte_20_parág._20_padrão"><text:span text:style-name="T2">;</text:span></text:span></text:p>
        </text:list-item>
        <text:list-item>
          <text:p text:style-name="P1"><text:span text:style-name="Fonte_20_parág._20_padrão"><text:span text:style-name="T2">Sistema exibe a sigla do período letivo selecionado e a data de início e fim do período letivo;</text:span></text:span></text:p>
        </text:list-item>
        <text:list-item>
          <text:p text:style-name="P1"><text:span text:style-name="Fonte_20_parág._20_padrão"><text:span text:style-name="T2">Sistema exibe uma lista, se existir, com data (adicionando o dia da semana), descrição dos eventos administrativos para aquele período letivo específico (podendo ser um dos marcos de calendário TipoEvento ou uma descrição de evento livre) e opções de cadastrar, alterar e excluir eventos.</text:span></text:span></text:p>
        </text:list-item>
        <text:list-item>
          <text:p text:style-name="P1"><text:span text:style-name="Fonte_20_parág._20_padrão"><text:span text:style-name="T2">Encerra caso de uso.</text:span></text:span></text:p>
        </text:list-item>
      </text:list>
      <text:h text:style-name="Heading_20_3" text:outline-level="3">Fluxo Alternativo 1</text:h>
      <text:list xml:id="list39501517" text:style-name="L3">
        <text:list-item>
          <text:p text:style-name="P2">Coordenador encerra execução do caso de uso a qualquer momento.</text:p>
        </text:list-item>
      </text:list>
      <text:h text:style-name="Heading_20_3" text:outline-level="3">Pós-condições</text:h>
      <text:list xml:id="list39505651" text:style-name="L4">
        <text:list-item>
          <text:p text:style-name="P3">Sistema exibiu os eventos administrativos de um determinado período letivo de um curso;</text:p>
        </text:list-item>
        <text:list-item>
          <text:p text:style-name="P3">Sistema registrou no log de auditoria a seguinte mensagem para o usuário logado: “Consultados os eventos administrativos do curso <text:span text:style-name="T3">TASI (Análise de Sistema Informatizados)</text:span><text:span text:style-name="T4"> do período letivo </text:span><text:span text:style-name="T3">2010.2 (02/07/2010 – 22/12/2010)</text:span><text:span text:style-name="T4">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initial-creator>Marcio Belo</meta:initial-creator>
    <meta:creation-date>2010-03-03T16:14:00</meta:creation-date>
    <dc:creator>Marcio Belo</dc:creator>
    <dc:date>2010-11-08T20:24:15.79</dc:date>
    <meta:editing-cycles>30</meta:editing-cycles>
    <meta:editing-duration>PT08H53M03S</meta:editing-duration>
    <meta:document-statistic meta:table-count="1" meta:image-count="0" meta:object-count="0" meta:page-count="1" meta:paragraph-count="25" meta:word-count="201" meta:character-count="126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